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5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<text:span text:style-name="T2">face-to-face</text:span>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 text:style-name="P4">If you’re forced to miss a lecture for good reason, mail me and I’ll make the recording available</text:p>
                <text:list>
                  <text:list-item>
                    <text:p>If that happens too many times, I’ll stop recording IOW, that’s the <text:span text:style-name="T2">exception </text:span>not the common case.</text:p>
                  </text:list-item>
                  <text:list-item>
                    <text:p>Reason: “hybrid” lectures resulted in low attendance (“I’ll watch that later”) which was highly correlated with worse results</text:p>
                  </text:list-item>
                </text:list>
              </text:list-item>
              <text:list-item>
                <text:p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s (don’t be surprised if I get this wrong;-)</text:p>
                <text:list>
                  <text:list-item>
                    <text:p>Lectures from Today → April 12<text:span text:style-name="T3">th</text:span> </text:p>
                  </text:list-item>
                  <text:list-item>
                    <text:p>Reading week: March 6<text:span text:style-name="T3">th</text:span> </text:p>
                  </text:list-item>
                </text:list>
              </text:list-item>
              <text:list-item>
                <text:p>I will have some travel during term (weeks of Feb 20<text:span text:style-name="T3">th</text:span> and March 27<text:span text:style-name="T3">th</text:span>) so will record or live-stream lectures those wee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Tu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4<text:span text:style-name="T3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Assignment#1, 15%: Security &amp; Privacy Considerations for your FYP/Dissertation</text:span></text:p>
                <text:list>
                  <text:list-item>
                    <text:p text:style-name="P7"><text:span text:style-name="T4">3-4 pages usually; text should be usable in your dissertation/FYP</text:span></text:p>
                  </text:list-item>
                  <text:list-item>
                    <text:p text:style-name="P7"><text:span text:style-name="T4">Discuss the security &amp; privacy issues of your dissertation/FYP topic</text:span></text:p>
                  </text:list-item>
                  <text:list-item>
                    <text:p text:style-name="P7"><text:span text:style-name="T4">See RFCs 3552, 6973 and W3C tech report on sec/privacy considerations </text:span><text:span text:style-name="T4"><text:a xlink:href="https://tools.ietf.org/html/rfc3552" xlink:type="simple">https://tools.ietf.org/html/rfc3552</text:a></text:span><text:span text:style-name="T4"><text:s/></text:span><text:span text:style-name="T4"><text:line-break/></text:span><text:span text:style-name="T4"><text:a xlink:href="https://tools.ietf.org/html/rfc6973" xlink:type="simple">https://tools.ietf.org/html/rfc6973</text:a></text:span><text:span text:style-name="T4"> </text:span><text:span text:style-name="T4"><text:line-break/></text:span><text:span text:style-name="T4"><text:a xlink:href="https://www.w3.org/TR/security-privacy-questionnaire/" xlink:type="simple">https://www.w3.org/TR/security-privacy-questionnaire/</text:a></text:span><text:span text:style-name="T4"> 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6"><text:span text:style-name="T4">Assignment#2, 5%: Security Incident:</text:span></text:p>
                <text:list>
                  <text:list-item>
                    <text:p text:style-name="P7"><text:span text:style-name="T4">1 page describing a significant incident that happens </text:span><text:span text:style-name="T5">during the course</text:span><text:span text:style-name="T4"> saying why its </text:span><text:span text:style-name="T4">significant</text:span></text:p>
                  </text:list-item>
                  <text:list-item>
                    <text:p text:style-name="P7"><text:span text:style-name="T4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9" draw:layer="layout" svg:width="11.5cm" svg:height="4.591cm" svg:x="8cm" svg:y="5.5cm">
          <draw:text-box>
            <text:p text:style-name="P8"><text:span text:style-name="T1">I like questions and comments!</text:span></text:p>
            <text:p text:style-name="P8"><text:span text:style-name="T1"/></text:p>
            <text:p text:style-name="P8"><text:span text:style-name="T1">Just interrupt however works when you have a question or comment.</text:span></text:p>
          </draw:text-box>
        </draw:frame>
        <draw:frame draw:style-name="gr2" draw:text-style-name="P9" draw:layer="layout" svg:width="21.5cm" svg:height="0.446cm" svg:x="3.5cm" svg:y="11.5cm">
          <draw:text-box>
            <text:p text:style-name="P10"><text:span text:style-name="T6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3-01-19T11:16:38.483705254</dc:date>
    <meta:editing-duration>PT2H21M29S</meta:editing-duration>
    <meta:editing-cycles>51</meta:editing-cycles>
    <meta:generator>LibreOffice/7.4.2.3$Linux_X86_64 LibreOffice_project/40$Build-3</meta:generator>
    <meta:document-statistic meta:object-count="53"/>
  </office:meta>
</office:document-meta>
</file>